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ext_20_body">
      <style:paragraph-properties fo:break-before="page"/>
    </style:style>
    <style:style style:name="P23" style:family="paragraph" style:parent-style-name="Standard">
      <style:text-properties fo:font-size="6pt" style:font-size-asian="6pt" style:font-size-complex="6pt"/>
    </style:style>
    <style:style style:name="P24" style:family="paragraph" style:parent-style-name="Text_20_body">
      <style:text-properties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673in" style:type="right" style:leader-style="dotted" style:leader-text="."/>
        </style:tab-stops>
      </style:paragraph-properties>
    </style:style>
    <style:style style:name="P32" style:family="paragraph" style:parent-style-name="Contents_20_3">
      <style:paragraph-properties>
        <style:tab-stops>
          <style:tab-stop style:position="5.8673in"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Reference">
      <style:text-properties fo:language="en" fo:country="US"/>
    </style:style>
    <style:style style:name="P35" style:family="paragraph">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4/03/09</text:modification-date></text:p>
              </table:table-cell>
            </table:table-row>
            <table:table-row>
              <table:table-cell table:style-name="Titles.A2" office:value-type="string">
                <text:p text:style-name="Table_20_Contents">Issue</text:p>
              </table:table-cell>
              <table:table-cell table:style-name="Titles.B4" office:value-type="float" office:value="0.6">
                <text:p text:style-name="Table_20_Contents">0.6</text:p>
              </table:table-cell>
            </table:table-row>
          </table:table>
          <text:p text:style-name="Table"/>
        </draw:text-box>
      </draw:frame>
      <text:p text:style-name="Standard"/>
      <text:list xml:id="list35662386"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Document Control<text:tab/>2</text:p>
          <text:p text:style-name="P31"><text:s/>0.1. <text:s/>Table of Contents<text:tab/>2</text:p>
          <text:p text:style-name="P31"><text:s/>0.2. <text:s/>References<text:tab/>2</text:p>
          <text:p text:style-name="P31"><text:s/>0.3. <text:s/>Document History<text:tab/>3</text:p>
          <text:p text:style-name="P30"><text:s/>1. <text:s/>Introduction<text:tab/>4</text:p>
          <text:p text:style-name="P31"><text:s/>1.1. <text:s/>VDM<text:tab/>4</text:p>
          <text:p text:style-name="P30"><text:s/>2. <text:s/>Using VDMJ<text:tab/>5</text:p>
          <text:p text:style-name="P31"><text:s/>2.1. <text:s/>Starting VDMJ<text:tab/>5</text:p>
          <text:p text:style-name="P31"><text:s/>2.2. <text:s/>Parsing, Type Checking, and Proof Obligations<text:tab/>7</text:p>
          <text:p text:style-name="P31"><text:s/>2.3. <text:s/>The Interpreter<text:tab/>7</text:p>
          <text:p text:style-name="P32"><text:s/>2.3.1. <text:s/>Suppressing Runtime Checks<text:tab/>13</text:p>
          <text:p text:style-name="P31"><text:s/>2.4. <text:s/>Debugging<text:tab/>14</text:p>
          <text:p text:style-name="P32"><text:s/>2.4.1. <text:s/>Single-threaded Debugging<text:tab/>14</text:p>
          <text:p text:style-name="P32"><text:s/>2.4.2. <text:s/>Multi-threaded Debugging<text:tab/>16</text:p>
          <text:p text:style-name="P30"><text:s/>3. <text:s/>Combinatorial Testing<text:tab/>19</text:p>
          <text:p text:style-name="P30"><text:s/>4. <text:s/>Internationalization (I18N)<text:tab/>21</text:p>
          <text:p text:style-name="P30"><text:s/>5. <text:s/>Appendix A: The shmem Example<text:tab/>22</text:p>
          <text:p text:style-name="P30"><text:s/>6. <text:s/>Appendix B: Supported Character Sets<text:tab/>26</text:p>
        </text:index-body>
      </text:table-of-content>
      <text:list xml:id="list36641449" text:continue-numbering="true" text:style-name="Outline">
        <text:list-item>
          <text:list>
            <text:list-item>
              <text:h text:style-name="P26" text:outline-level="2">References</text:h>
            </text:list-item>
          </text:list>
        </text:list-item>
      </text:list>
      <text:list xml:id="list3567509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
      <text:list xml:id="list36627389" text:continue-list="list36641449"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A1" office:value-type="string">
            <text:p text:style-name="Table_20_Contents"><text:modification-date style:data-style-name="N37">04/03/09</text:modification-date></text:p>
          </table:table-cell>
          <table:table-cell table:style-name="History.A1" office:value-type="string">
            <text:p text:style-name="Table_20_Contents">Added the Combinatorial Testing section.</text:p>
          </table:table-cell>
        </table:table-row>
      </table:table>
      <text:p text:style-name="Table"><text:span text:style-name="Caption_20_characters"/></text:p>
      <text:list xml:id="list36611844"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3664304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6620941"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_0.1_090114.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0"/>
      <text:p text:style-name="P22"><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_0.1_090114.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_0.1_090114.jar -vdmsl -q -w flat.def</text:p>
      <text:p text:style-name="P12">&lt;quiet!&gt;</text:p>
      <text:p text:style-name="P12"/>
      <text:p text:style-name="P12"/>
      <text:p text:style-name="P13">$ java -jar vdmj_0.1_090114.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_0.1_090114.jar -vdmsl -e "f(10)" -q -w flat.def</text:p>
      <text:p text:style-name="P12">3628800</text:p>
      <text:p text:style-name="P12"/>
      <text:p text:style-name="P12"/>
      <text:p text:style-name="P13">$ java -jar vdmj_0.1_090114.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_0.1_090114.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6">$ java -jar vdmj_0.1_090114.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6">$ java -jar vdmj_0.1_090114.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list xml:id="list36642914" text:continue-numbering="true" text:style-name="Outline">
        <text:list-item>
          <text:list>
            <text:list-item>
              <text:h text:style-name="P27" text:outline-level="2">Parsing, Type Checking, and Proof Obligations</text:h>
            </text:list-item>
          </text:list>
        </text:list-item>
      </text:list>
      <text:p text:style-name="P20">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0">A source file may contain VDM embedded in a LaTeX file; the markup is ignored by the parser, though reported line numbers will be correct.</text:p>
      <text:p text:style-name="P20">The Java program will return with an exit code of zero if the specification is clean (ignoring warnings). Parser or type checking errors result in an exit code of 1. <text:s/>The interpreter and PO generator always exit with a code of zero.</text:p>
      <text:list xml:id="list36641932"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0">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_0.1_090114.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text:soft-page-break/>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text:soft-page-break/>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boolean expressions, one per line:</text:span></text:p>
      <text:p text:style-name="P12"/>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_0.1_090114.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text:soft-page-break/>&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0"/>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0">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0">Most of the interpreter commands for a VDM++ specification are the same as for VDM-SL, with the following differences:</text:p>
      <text:p text:style-name="P12"/>
      <text:p text:style-name="P13">$ java -jar vdmj_0.1_090114.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text:soft-page-break/>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0">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_0.1_090114.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text:soft-page-break/>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text:soft-page-break/>=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6638048" text:continue-numbering="true" text:style-name="Outline">
        <text:list-item>
          <text:list>
            <text:list-item>
              <text:list>
                <text:list-item>
                  <text:h text:style-name="P29" text:outline-level="3">Suppressing Runtime Checks</text:h>
                </text:list-item>
              </text:list>
            </text:list-item>
          </text:list>
        </text:list-item>
      </text:list>
      <text:p text:style-name="P20">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36614285"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20">As well as evaluating expressions and displaying the value of state variables, the interpreter is able to stop execution part way through an evaluation, and allow the evaluation to be single-stepped or traced, and intermediate values displayed.</text:p>
      <text:p text:style-name="P20">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above,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0">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0">Note that new breakpoints and tracepoints can be set when stopped in the debugger (ie. when the command prompt is “[thread n]&gt;”). <text:s/>Setting a trace or breakpoint at the same location as an existing one replaces the existing one silently.</text:p>
      <text:p text:style-name="P20"><text:soft-page-break/>Some commonly used commands can be abbreviated to a single letter: s for step, n for next, o for out, p for print, c for continue.</text:p>
      <text:p text:style-name="P20">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36615688" text:continue-numbering="true" text:style-name="Outline">
        <text:list-item>
          <text:list>
            <text:list-item>
              <text:list>
                <text:list-item>
                  <text:h text:style-name="Heading_20_3" text:outline-level="3">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text:soft-page-break/></text:p>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text:soft-page-break/>...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6612496" text:continue-numbering="true" text:style-name="Outline">
        <text:list-item>
          <text:h text:style-name="Heading_20_1" text:outline-level="1">Combinatorial Testing</text:h>
        </text:list-item>
      </text:list>
      <text:p text:style-name="Text_20_body">Creating comprehensive tests for VDM specifications can be a very time consuming process. To try to make the generation of test cases simpler, VDMJ supports a VDM++ language extension known as <text:span text:style-name="T1">Combinatorial Testing</text:span><text:span text:style-name="T2"> [7].</text:span></text:p>
      <text:p text:style-name="Text_20_body"><text:span text:style-name="T2">The idea behind combinatorial testing is that (a) classes can be tested by making a sequence of calls on a the public interface of an instance of the class, but that (b) the number of sensible sequences of operation calls is too great to be written out by hand, requiring automatic generation support.</text:span></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s made against one or more instances of the classes under test (which are usually not the class with the traces definition).</text:span></text:p>
      <text:p text:style-name="Text_20_body"><text:span text:style-name="T2">For example:</text:span></text:p>
      <text:p text:style-name="Preformatted_20_Text"><text:span text:style-name="T2"/></text:p>
      <text:p text:style-name="Preformatted_20_Text"><text:span text:style-name="T2">class Tester</text:span></text:p>
      <text:p text:style-name="Preformatted_20_Text"><text:span text:style-name="T2">instance variables</text:span></text:p>
      <text:p text:style-name="Preformatted_20_Text"><text:span text:style-name="T2"><text:tab/>obj:Tested := new Tested();</text:span></text:p>
      <text:p text:style-name="Preformatted_20_Text"><text:span text:style-name="T2"/></text:p>
      <text:p text:style-name="Preformatted_20_Text"><text:span text:style-name="T2">traces</text:span></text:p>
      <text:p text:style-name="Preformatted_20_Text"><text:span text:style-name="T2"><text:tab/>test1: obj.op1();</text:span></text:p>
      <text:p text:style-name="Preformatted_20_Text"><text:span text:style-name="T2"><text:tab/>test2: obj.op1(); obj.op1(); obj.op1();</text:span></text:p>
      <text:p text:style-name="Preformatted_20_Text"><text:span text:style-name="T2"/></text:p>
      <text:p text:style-name="Preformatted_20_Text"><text:span text:style-name="T2">end Tester</text:span></text:p>
      <text:p text:style-name="Preformatted_20_Text"><text:span text:style-name="T2"/></text:p>
      <text:p text:style-name="Preformatted_20_Text"><text:span text:style-name="T2"/></text:p>
      <text:p text:style-name="Text_20_body"><text:span text:style-name="T2">This defines a class called Tester which is designed to test the class Tested. Notice that the Tester creates an instance of the object to be tested (obj) and that this object is referenced in the trace clauses, where a sequence of operation calls are made. Each of the two traces (test1 and test2) causes a public static operation to be defined in the class with the same name; calling these operations causes the trace definitions to be executed.</text:span></text:p>
      <text:p text:style-name="Text_20_body"><text:span text:style-name="T2">If this class is loaded into the VDMJ interpreter, along with a Tested class definition (which increments an instance variable when op1 is called, say), the following results are produced:</text:span></text:p>
      <text:p text:style-name="Preformatted_20_Text"><text:span text:style-name="T2"/></text:p>
      <text:p text:style-name="P11"><text:span text:style-name="T2">&gt; p Tester`test1()</text:span></text:p>
      <text:p text:style-name="Preformatted_20_Text">Test 1 = obj.Tested`op1()</text:p>
      <text:p text:style-name="Preformatted_20_Text">Result = [1, PASSED]</text:p>
      <text:p text:style-name="Preformatted_20_Text">= ()</text:p>
      <text:p text:style-name="Preformatted_20_Text">Executed in 0.016 secs.</text:p>
      <text:p text:style-name="Preformatted_20_Text"/>
      <text:p text:style-name="P11">&gt; p Tester`test2()</text:p>
      <text:p text:style-name="Preformatted_20_Text">Test 1 = obj.Tested`op1(); obj.Tested`op1(); obj.Tested`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expansion of the pattern. Both traces only produce one test sequence so they are both called "Test 1". Then each pattern is executed, printing out a sequence of results from the operations, followed by a <text:span text:style-name="T1">verdict </text:span><text:span text:style-name="T2">on whether the test completed or not.</text:span></text:p>
      <text:p text:style-name="Text_20_body"><text:span text:style-name="T2">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span></text:p>
      <text:p text:style-name="Preformatted_20_Text"><text:span text:style-name="T2"/></text:p>
      <text:p text:style-name="Preformatted_20_Text"><text:span text:style-name="T2"><text:tab/>test2: obj.op1()</text:span><text:span text:style-name="T3">{1,5}</text:span></text:p>
      <text:p text:style-name="Preformatted_20_Text"><text:span text:style-name="T2"/></text:p>
      <text:p text:style-name="Preformatted_20_Text"><text:span text:style-name="T2"/></text:p>
      <text:p text:style-name="Text_20_body"><text:soft-page-break/><text:span text:style-name="T2">That indicates that the op1 call is to be made once, then twice, then three times and so on, up to five times – ie. this single specification actually describes five separate tests:</text:span></text:p>
      <text:p text:style-name="Preformatted_20_Text"><text:span text:style-name="T2"/></text:p>
      <text:p text:style-name="P11"><text:span text:style-name="T2">&gt; p Tester`test2()</text:span></text:p>
      <text:p text:style-name="Preformatted_20_Text">Test 1 = obj.Tested`op1()</text:p>
      <text:p text:style-name="Preformatted_20_Text">Result = [1, PASSED]</text:p>
      <text:p text:style-name="Preformatted_20_Text">Test 2 = obj.Tested`op1(); obj.Tested`op1()</text:p>
      <text:p text:style-name="Preformatted_20_Text">Result = [1, 2, PASSED]</text:p>
      <text:p text:style-name="Preformatted_20_Text">Test 3 = obj.Tested`op1(); obj.Tested`op1(); obj.Tested`op1()</text:p>
      <text:p text:style-name="Preformatted_20_Text">Result = [1, 2, 3, PASSED]</text:p>
      <text:p text:style-name="Preformatted_20_Text">Test 4 = obj.Tested`op1(); obj.Tested`op1(); obj.Tested`op1(); obj.Tested`op1()</text:p>
      <text:p text:style-name="Preformatted_20_Text">Result = [1, 2, 3, 4, PASSED]</text:p>
      <text:p text:style-name="Preformatted_20_Text">Test 5 = obj.Tested`op1(); obj.Tested`op1(); obj.Tested`op1(); obj.Tested`op1(); obj.Tested`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Text_20_body"><text:span text:style-name="T2">Notice that now there are five tests listed, Test 1 to Test 5, and that they each have one more op1 call than the previous. Note also that the object being tested has been initialized between each test – since the results start at 1 every time.</text:span></text:p>
      <text:p text:style-name="Text_20_body"><text:span text:style-name="T2">Far more complicated test specifications can be given, involving several different pattern types, each of which expand into multiple tests. These are described in more detail in [7].</text:span></text:p>
      <text:list xml:id="list36638819"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_0.1_0811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_0.1_0811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_0.1_0811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_0.1_0811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663059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6620858"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04/03/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6</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6</text:page-number> of <text:page-count style:num-format="1">26</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04/03/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47</meta:editing-cycles>
    <meta:editing-duration>PT07H48M59S</meta:editing-duration>
    <dc:date>2009-03-04T16:52:01.72</dc:date>
    <dc:creator>Nick Battle</dc:creator>
    <meta:keyword>VDMJ</meta:keyword>
    <dc:subject>VDMJ</dc:subject>
    <meta:document-statistic meta:table-count="5" meta:image-count="0" meta:object-count="0" meta:page-count="26" meta:paragraph-count="987" meta:word-count="7756" meta:character-count="46180"/>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